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51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8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5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.204cm" svg:height="0.721cm" svg:x="11.996cm" svg:y="5.079cm">
          <draw:text-box>
            <text:p><text:span text:style-name="T1">Нет</text:span></text:p>
          </draw:text-box>
        </draw:frame>
        <draw:custom-shape draw:style-name="gr3" draw:text-style-name="P2" xml:id="id5" draw:id="id5" draw:layer="layout" svg:width="4cm" svg:height="1.242cm" svg:x="8cm" svg:y="5cm">
          <text:p text:style-name="P1"><text:span text:style-name="T1">temp_angle 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" draw:id="id1" draw:layer="layout" svg:width="3.4cm" svg:height="1.65cm" svg:x="8.3cm" svg:y="8.5cm">
          <text:p text:style-name="P1"><text:span text:style-name="T1">Возврат</text:span></text:p>
          <text:p text:style-name="P1"><text:span text:style-name="T1">temp_ang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2" draw:id="id2" draw:layer="layout" svg:width="4cm" svg:height="1.242cm" svg:x="8cm" svg:y="10.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10cm" svg:y1="10.15cm" svg:x2="10cm" svg:y2="10.6cm" draw:start-shape="id1" draw:start-glue-point="8" draw:end-shape="id2" draw:end-glue-point="4" svg:d="M10000 10150v450" svg:viewBox="0 0 1 451">
          <text:p/>
        </draw:connector>
        <draw:custom-shape draw:style-name="gr7" draw:text-style-name="P2" xml:id="id4" draw:id="id4" draw:layer="layout" svg:width="4.4cm" svg:height="1.24cm" svg:x="7.8cm" svg:y="3.2cm">
          <text:p text:style-name="P1"><text:span text:style-name="T1">temp_angle = atan2(y, x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0cm" svg:y1="2.8cm" svg:x2="10cm" svg:y2="3.2cm" draw:start-shape="id3" draw:start-glue-point="6" draw:end-shape="id4" draw:end-glue-point="4" svg:d="M10000 2800v400" svg:viewBox="0 0 1 401">
          <text:p/>
        </draw:connector>
        <draw:connector draw:style-name="gr6" draw:text-style-name="P1" draw:layer="layout" svg:x1="10cm" svg:y1="4.44cm" svg:x2="10cm" svg:y2="5cm" draw:start-shape="id4" draw:start-glue-point="6" draw:end-shape="id5" draw:end-glue-point="4" svg:d="M10000 4440v560" svg:viewBox="0 0 1 561">
          <text:p/>
        </draw:connector>
        <draw:connector draw:style-name="gr6" draw:text-style-name="P1" draw:layer="layout" svg:x1="10cm" svg:y1="6.242cm" svg:x2="10cm" svg:y2="6.76cm" draw:start-shape="id5" draw:start-glue-point="6" draw:end-shape="id6" draw:end-glue-point="4" svg:d="M10000 6242v518" svg:viewBox="0 0 1 519">
          <text:p/>
        </draw:connector>
        <draw:frame draw:style-name="gr2" draw:text-style-name="P3" draw:layer="layout" svg:width="1.1cm" svg:height="0.721cm" svg:x="9.9cm" svg:y="6.1cm">
          <draw:text-box>
            <text:p><text:span text:style-name="T1">Да</text:span></text:p>
          </draw:text-box>
        </draw:frame>
        <draw:connector draw:style-name="gr6" draw:text-style-name="P1" draw:layer="layout" draw:line-skew="1.375cm" svg:x1="12cm" svg:y1="5.621cm" svg:x2="11.354cm" svg:y2="9.325cm" draw:start-shape="id5" draw:start-glue-point="7" draw:end-shape="id1" draw:end-glue-point="9" svg:d="M12000 5621h1900v3704h-2546" svg:viewBox="0 0 2547 3705">
          <text:p/>
        </draw:connector>
        <draw:custom-shape draw:style-name="gr8" draw:text-style-name="P2" xml:id="id6" draw:id="id6" draw:layer="layout" svg:width="6.2cm" svg:height="1.24cm" svg:x="6.9cm" svg:y="6.76cm">
          <text:p text:style-name="P1"><text:span text:style-name="T1">temp_angle = 2 * pi + temp_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0cm" svg:y1="8cm" svg:x2="10cm" svg:y2="8.5cm" draw:start-shape="id6" draw:start-glue-point="6" draw:end-shape="id1" draw:end-glue-point="5" svg:d="M10000 8000v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7T19:04:27.440000000</dc:date>
    <meta:editing-duration>PT1H36M44S</meta:editing-duration>
    <meta:editing-cycles>15</meta:editing-cycles>
    <meta:generator>LibreOffice/6.1.1.2$Windows_X86_64 LibreOffice_project/5d19a1bfa650b796764388cd8b33a5af1f5baa1b</meta:generator>
    <meta:document-statistic meta:object-count="14"/>
  </office:meta>
</office:document-meta>
</file>